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50619108015627361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74667311487713618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533815546255699689"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185890280771815465"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8794016463787272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318544050723825312"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225849017011364615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776559881921355145"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284980" text:continue-list="list225849017011364615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90529972176391891"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27669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28979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299034"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29922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00672"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40138768328443410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437591803761225390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95337965135658857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278889"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454058266564208479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721138634154219354"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538947856015818590" text:style-name="L15">
        <text:list-item>
          <text:list>
            <text:list-header>
              <text:p text:style-name="P182">1.5 miles averaging about 9:40/mile and rest 1 min</text:p>
            </text:list-header>
          </text:list>
        </text:list-item>
      </text:list>
      <text:p text:style-name="P24">1 mile in 8:26 and rest 2 min</text:p>
      <text:list xml:id="list4304778830007616881"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25489893427990486"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28393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49853780547523330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875576333779740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39478403627495743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281624" text:continue-list="list568755763337797407" text:style-name="L19">
        <text:list-item>
          <text:list>
            <text:list-header>
              <text:p text:style-name="P186">(Pace*HR)=1240</text:p>
            </text:list-header>
          </text:list>
        </text:list-item>
      </text:list>
      <text:list xml:id="list39281409" text:continue-list="list4498537805475233300" text:style-name="L18">
        <text:list-item>
          <text:list>
            <text:list-header>
              <text:p text:style-name="P185">2 miles at 10:46/mile Ave HR= 121 bpm and rest a few minutes</text:p>
            </text:list-header>
          </text:list>
        </text:list-item>
      </text:list>
      <text:list xml:id="list39291785" text:continue-list="list3928162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28302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29515689560834766"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94169661796561706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9308962082120690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35726920181885011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6187323045080611"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57113295803062786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30049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280035"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77112455262528478"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42062594643805498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991297338028656793"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9040529164820858273"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32996143964408827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051715705324698361" text:style-name="L32">
        <text:list-item>
          <text:list>
            <text:list-header>
              <text:p text:style-name="P196">0.25 miles in 2:54</text:p>
              <text:p text:style-name="P196">1 mile in 9:21 going faster as I ran and ending at around 8:30 pace</text:p>
            </text:list-header>
          </text:list>
        </text:list-item>
      </text:list>
      <text:list xml:id="list3705536421541085540"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475336106454482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58123630314575357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377352619164051383"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637111282372696536"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ext:soft-page-break/>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5T19:04:38.55</dc:date>
    <dc:creator>James Lombardi</dc:creator>
    <meta:editing-duration>P23DT19H38M38S</meta:editing-duration>
    <meta:editing-cycles>1920</meta:editing-cycles>
    <meta:generator>OpenOffice/4.1.2$Win32 OpenOffice.org_project/412m3$Build-9782</meta:generator>
    <meta:document-statistic meta:table-count="0" meta:image-count="9" meta:object-count="0" meta:page-count="192" meta:paragraph-count="5571" meta:word-count="60263" meta:character-count="308971"/>
  </office:meta>
</office:document-meta>
</file>